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40000003E014CEF59845421C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7f93"/>
    </style:style>
    <style:style style:name="P2" style:family="paragraph" style:parent-style-name="Standard">
      <style:text-properties officeooo:rsid="00167f93" officeooo:paragraph-rsid="00167f9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178cm" svg:y="2.789cm" svg:width="4.099cm" svg:height="4.225cm" draw:z-index="0">
        <draw:image xlink:href="Pictures/10000000000000640000003E014CEF59845421C2.jpg" xlink:type="simple" xlink:show="embed" xlink:actuate="onLoad" draw:mime-type="image/jpeg"/>
        <svg:title>{d[i].image}</svg:title>
      </draw:frame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{d[i+1].image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29T22:23:54.851281269</meta:creation-date>
    <dc:date>2021-03-29T22:37:30.555707999</dc:date>
    <meta:editing-duration>PT13M35S</meta:editing-duration>
    <meta:editing-cycles>3</meta:editing-cycles>
    <meta:generator>LibreOffice/7.0.4.2$MacOSX_X86_64 LibreOffice_project/dcf040e67528d9187c66b2379df5ea4407429775</meta:generator>
    <meta:document-statistic meta:table-count="0" meta:image-count="1" meta:object-count="0" meta:page-count="1" meta:paragraph-count="1" meta:word-count="1" meta:character-count="14" meta:non-whitespace-character-count="14"/>
  </office:meta>
</office:document-meta>
</file>